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ce15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26/best-universities-for-blockchain-2022-cornell-university</text:p>
          </table:table-cell>
          <table:table-cell office:value-type="string" table:style-name="ce1">
            <text:p>Coindesk</text:p>
          </table:table-cell>
          <table:table-cell office:value-type="date" office:date-value="2022-09-30T00:00:00" table:style-name="ce3">
            <text:p>09/30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newsletters/2024-02-15/new-thriller-from-cornell-s-ari-juels-imagines-weaponizing-blockchain</text:p>
          </table:table-cell>
          <table:table-cell office:value-type="string" table:style-name="ce1">
            <text:p>Bloomberg Crypto</text:p>
          </table:table-cell>
          <table:table-cell office:value-type="date" office:date-value="2024-02-15T00:00:00" table:style-name="ce3">
            <text:p>02/15/24</text:p>
          </table:table-cell>
          <table:table-cell office:value-type="string" table:style-name="ce1">
            <text:p>New Thriller From Cornell's Ari Juels Imagines Weaponizing Blockcha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ooseveltislander.blogspot.com/2024/02/watch-video-of-cornell-tech-professor.html</text:p>
          </table:table-cell>
          <table:table-cell office:value-type="string" table:style-name="ce1">
            <text:p>Roosevelt Islander</text:p>
          </table:table-cell>
          <table:table-cell office:value-type="date" office:date-value="2024-02-16T00:00:00" table:style-name="ce3">
            <text:p>02/16/24</text:p>
          </table:table-cell>
          <table:table-cell office:value-type="string" table:style-name="ce1">
            <text:p>Watch Video of Cornell Tech Professor &amp; Author Ari Juels Discussing His Crypto Thriller Novel "The Oracle" at Event on Roosevelt Island Campus - Smart Contracts, Weaponized Blockchain, Murder, Mythical Greek Antiquities and a Shlubby Digital Hero to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joachims-myers-receive-prestigious-named-professorships</text:p>
          </table:table-cell>
          <table:table-cell office:value-type="string" table:style-name="ce1">
            <text:p>Cornell Chronicle</text:p>
          </table:table-cell>
          <table:table-cell office:value-type="date" office:date-value="2024-02-22T00:00:00" table:style-name="ce3">
            <text:p>02/22/24</text:p>
          </table:table-cell>
          <table:table-cell office:value-type="string" table:style-name="ce1">
            <text:p>Joachims, Myers receive prestigious named professorships</text:p>
          </table:table-cell>
          <table:table-cell office:value-type="string" table:style-name="ce1">
            <text:p>mye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oracle-thriller-novel-smart-contract</text:p>
          </table:table-cell>
          <table:table-cell office:value-type="string" table:style-name="ce1">
            <text:p>Blockworks</text:p>
          </table:table-cell>
          <table:table-cell office:value-type="date" office:date-value="2024-02-23T00:00:00" table:style-name="ce3">
            <text:p>02/23/24</text:p>
          </table:table-cell>
          <table:table-cell office:value-type="string" table:style-name="ce1">
            <text:p>How a smart contract gets away with murder: A review of 'The Oracle'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blockchain-ai-misleading-narrative</text:p>
          </table:table-cell>
          <table:table-cell office:value-type="string" table:style-name="ce1">
            <text:p>Blockworks</text:p>
          </table:table-cell>
          <table:table-cell office:value-type="date" office:date-value="2024-02-28T00:00:00" table:style-name="ce3">
            <text:p>02/28/24</text:p>
          </table:table-cell>
          <table:table-cell office:value-type="string" table:style-name="ce1">
            <text:p>What can blockchain do for AI? Not what you've heard.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mart-contract-ari-juels-book-oracle</text:p>
          </table:table-cell>
          <table:table-cell office:value-type="string" table:style-name="ce1">
            <text:p>Cointelegraph</text:p>
          </table:table-cell>
          <table:table-cell office:value-type="date" office:date-value="2024-02-29T00:00:00" table:style-name="ce3">
            <text:p>02/29/24</text:p>
          </table:table-cell>
          <table:table-cell office:value-type="string" table:style-name="ce1">
            <text:p>Murder by (smart) contract: Ari Juels publishes crypto thrill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-coindesk-com.cdn.ampproject.org/c/s/www.coindesk.com/consensus-magazine/2024/03/01/whats-at-the-intersection-of-crypto-and-ai-perhaps-murder/amp/</text:p>
          </table:table-cell>
          <table:table-cell office:value-type="string" table:style-name="ce1">
            <text:p>CoinDesk</text:p>
          </table:table-cell>
          <table:table-cell office:value-type="date" office:date-value="2024-03-01T00:00:00" table:style-name="ce3">
            <text:p>03/01/24</text:p>
          </table:table-cell>
          <table:table-cell office:value-type="string" table:style-name="ce1">
            <text:p>What's at the Intersection of Crypto and AI? Perhaps Murd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3/05/a-solid-surge-in-rose-crypto-price-is-another-pause-ahead/</text:p>
          </table:table-cell>
          <table:table-cell office:value-type="string" table:style-name="ce1">
            <text:p>The Market Periodical</text:p>
          </table:table-cell>
          <table:table-cell office:value-type="date" office:date-value="2024-03-05T00:00:00" table:style-name="ce3">
            <text:p>03/05/24</text:p>
          </table:table-cell>
          <table:table-cell office:value-type="string" table:style-name="ce1">
            <text:p>A Solid Surge in ROSE Crypto Price: Is Another Pause Ahead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newsbytes.com/sui-foundation-announces-recipients-of-sui-academic-research-awards/cryptocurrency/">https://cryptonewsbytes.com/sui-foundation-announces-recipients-of-sui-academic-research-awards/cryptocurrency/</text:a></text:p>
          </table:table-cell>
          <table:table-cell office:value-type="string" table:style-name="ce1">
            <text:p>CryptoNewsBytes</text:p>
          </table:table-cell>
          <table:table-cell office:value-type="date" office:date-value="2024-03-15T00:00:00" table:style-name="ce3">
            <text:p>03/15/24</text:p>
          </table:table-cell>
          <table:table-cell office:value-type="string" table:style-name="ce1">
            <text:p>Sui Foundation Announces Recipients of Sui Academic Research Awards</text:p>
          </table:table-cell>
          <table:table-cell office:value-type="string" table:style-name="ce1">
            <text:p>juels, 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ityandstateny.com/power-lists/2024/03/2024-trailblazers-law/394895/?oref=csny_powerlist_nl#kapil-longani">The 2024 Trailblazers in Law - City &amp; State New York (cityandstateny.com)</text:a></text:p>
          </table:table-cell>
          <table:table-cell office:value-type="string" table:style-name="ce1">
            <text:p>City &amp; State New York</text:p>
          </table:table-cell>
          <table:table-cell office:value-type="date" office:date-value="2024-03-18T00:00:00" table:style-name="ce3">
            <text:p>03/18/24</text:p>
          </table:table-cell>
          <table:table-cell office:value-type="string" table:style-name="ce1">
            <text:p>The 2024 Trailblazers in Law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zengernews/2024/03/21/bril-finance-pioneers-new-epoch-of-yield-optimization-in-web3/?sh=17cbe789683a</text:p>
          </table:table-cell>
          <table:table-cell office:value-type="string" table:style-name="ce1">
            <text:p>Forbes</text:p>
          </table:table-cell>
          <table:table-cell office:value-type="date" office:date-value="2024-03-21T00:00:00" table:style-name="ce3">
            <text:p>03/21/24</text:p>
          </table:table-cell>
          <table:table-cell office:value-type="string" table:style-name="ce1">
            <text:p>Bril Finance Pioneers New Epoch Of Yield Optimization In Web3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4/01/rose-crypto-failing-to-sustain-swing-highs-should-you-invest/</text:p>
          </table:table-cell>
          <table:table-cell office:value-type="string" table:style-name="ce1">
            <text:p>The Market Periodical</text:p>
          </table:table-cell>
          <table:table-cell office:value-type="date" office:date-value="2024-04-01T00:00:00" table:style-name="ce3">
            <text:p>04/01/24</text:p>
          </table:table-cell>
          <table:table-cell office:value-type="string" table:style-name="ce1">
            <text:p>ROSE Crypto Failing To Sustain Swing Highs, Should You Invest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5/15/what-the-dojs-first-mev-lawsuit-means-for-ethereum/</text:p>
          </table:table-cell>
          <table:table-cell office:value-type="string" table:style-name="ce1">
            <text:p>CoinDesk</text:p>
          </table:table-cell>
          <table:table-cell office:value-type="date" office:date-value="2024-05-15T00:00:00" table:style-name="ce3">
            <text:p>05/15/24</text:p>
          </table:table-cell>
          <table:table-cell office:value-type="string" table:style-name="ce1">
            <text:p>What the DOJ's First MEV Lawsuit Means for Ethereu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6/13/what-levels-the-rose-crypto-price-must-breach-for-further-surge/</text:p>
          </table:table-cell>
          <table:table-cell office:value-type="string" table:style-name="ce1">
            <text:p>The Market Periodical</text:p>
          </table:table-cell>
          <table:table-cell office:value-type="date" office:date-value="2024-06-13T00:00:00" table:style-name="ce3">
            <text:p>06/13/24</text:p>
          </table:table-cell>
          <table:table-cell office:value-type="string" table:style-name="ce1">
            <text:p>What Levels the ROSE Crypto Price Must Breach For Further Surge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kathimerini.com/in-depth/interviews-in-depth/1243700/end-of-cash-is-a-near-reality-in-many-countries/</text:p>
          </table:table-cell>
          <table:table-cell office:value-type="string" table:style-name="ce1">
            <text:p>ekathimerini.com</text:p>
          </table:table-cell>
          <table:table-cell office:value-type="date" office:date-value="2024-07-12T00:00:00" table:style-name="ce3">
            <text:p>07/12/24</text:p>
          </table:table-cell>
          <table:table-cell office:value-type="string" table:style-name="ce1">
            <text:p>End of cash ‘is a near reality in many countries’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io/news/defi/now-you-see-me-now-you-dont-onchain-privacy</text:p>
          </table:table-cell>
          <table:table-cell office:value-type="string" table:style-name="ce1">
            <text:p>The Defiant</text:p>
          </table:table-cell>
          <table:table-cell office:value-type="date" office:date-value="2024-07-15T00:00:00" table:style-name="ce3">
            <text:p>07/15/24</text:p>
          </table:table-cell>
          <table:table-cell office:value-type="string" table:style-name="ce1">
            <text:p>Now You See Me, Now You Don't: Onchain Privacy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t.com/content/9194ca11-7788-4a1d-a6cc-cffea18d0c9d</text:p>
          </table:table-cell>
          <table:table-cell office:value-type="string" table:style-name="ce1">
            <text:p>Financial Times</text:p>
          </table:table-cell>
          <table:table-cell office:value-type="date" office:date-value="2024-08-05T00:00:00" table:style-name="ce3">
            <text:p>08/05/24</text:p>
          </table:table-cell>
          <table:table-cell office:value-type="string" table:style-name="ce1">
            <text:p>Thailand may tell us a great deal about the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4/08/09/opinion/crypto-2024-election.html">https://www.nytimes.com/2024/08/09/opinion/crypto-2024-election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4-08-09T00:00:00" table:style-name="ce3">
            <text:p>08/09/24</text:p>
          </table:table-cell>
          <table:table-cell office:value-type="string" table:style-name="ce1">
            <text:p>Don't Get Fooled Again by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cryptoglobe.com/latest/2024/08/cryptocurrencys-popularity-may-be-a-double-edged-sword-explains-renowned-economist/</text:p>
          </table:table-cell>
          <table:table-cell office:value-type="string" table:style-name="ce1">
            <text:p>CryptoGlobe</text:p>
          </table:table-cell>
          <table:table-cell office:value-type="date" office:date-value="2024-08-10T00:00:00" table:style-name="ce3">
            <text:p>08/10/24</text:p>
          </table:table-cell>
          <table:table-cell office:value-type="string" table:style-name="ce1">
            <text:p>Cryptocurrency’s Popularity May Be a Double-Edged Sword, Explains Renowned Economis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growing-crypto-risks-amid-misleading-promises-and-hype/</text:p>
          </table:table-cell>
          <table:table-cell office:value-type="string" table:style-name="ce1">
            <text:p>Bitcoin.com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Cornell Professor Warns of Growing Crypto Risks Amid Misleading Promises and Hyp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n/cryptocurrency-warning-from-professor/</text:p>
          </table:table-cell>
          <table:table-cell office:value-type="string" table:style-name="ce1">
            <text:p>Kripto Koin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Serious Cryptocurrency Warning from Cornell Professor: Risks Are Increasing!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ointelegraph.com/news/dark-daos-vitalik-buterin-cornell-researchers-mitigate-bribery-threats">https://cointelegraph.com/news/dark-daos-vitalik-buterin-cornell-researchers-mitigate-bribery-threats</text:a></text:p>
          </table:table-cell>
          <table:table-cell office:value-type="string" table:style-name="ce1">
            <text:p>Cointelegraph</text:p>
          </table:table-cell>
          <table:table-cell office:value-type="date" office:date-value="2024-08-16T00:00:00" table:style-name="ce3">
            <text:p>08/16/24</text:p>
          </table:table-cell>
          <table:table-cell office:value-type="string" table:style-name="ce1">
            <text:p>Dark DAOs: Vitalik Buterin explores ways to mitigate bribery threa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9/13/daos-need-a-vibe-check/</text:p>
          </table:table-cell>
          <table:table-cell office:value-type="string" table:style-name="ce1">
            <text:p>CoinDesk</text:p>
          </table:table-cell>
          <table:table-cell office:value-type="date" office:date-value="2024-09-13T00:00:00" table:style-name="ce3">
            <text:p>09/13/24</text:p>
          </table:table-cell>
          <table:table-cell office:value-type="string" table:style-name="ce1">
            <text:p>DAOs Need a Vibe Chec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ailand-business-news.com/banking/155909-digital-wallets-exploring-the-future-of-financial-transactions</text:p>
          </table:table-cell>
          <table:table-cell office:value-type="string" table:style-name="ce1">
            <text:p>Thailand Business News</text:p>
          </table:table-cell>
          <table:table-cell office:value-type="date" office:date-value="2024-09-20T00:00:00" table:style-name="ce3">
            <text:p>09/20/24</text:p>
          </table:table-cell>
          <table:table-cell office:value-type="string" table:style-name="ce1">
            <text:p>Digital Wallets: Exploring the Future of Financial Transactio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4/10/07/us/politics/donald-trump-crypto-2024-campaign.html</text:p>
          </table:table-cell>
          <table:table-cell office:value-type="string" table:style-name="ce1">
            <text:p>The New York Times</text:p>
          </table:table-cell>
          <table:table-cell office:value-type="date" office:date-value="2024-10-07T00:00:00" table:style-name="ce3">
            <text:p>10/07/24</text:p>
          </table:table-cell>
          <table:table-cell office:value-type="string" table:style-name="ce1">
            <text:p>The ‘Crypto Punks’ Behind Trump’s Murky New Business Ven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podcasts/post-live/how-technology-is-reshaping-the-future-of-money-and-finance/</text:p>
          </table:table-cell>
          <table:table-cell office:value-type="string" table:style-name="ce1">
            <text:p>The Washington Post</text:p>
          </table:table-cell>
          <table:table-cell office:value-type="date" office:date-value="2024-10-25T00:00:00" table:style-name="ce3">
            <text:p>10/25/24</text:p>
          </table:table-cell>
          <table:table-cell office:value-type="string" table:style-name="ce1">
            <text:p>How technology is reshaping the future of money and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ymnts.com/cryptocurrency/2024/bitcoin-reaches-record-80k-following-trump-victory/</text:p>
          </table:table-cell>
          <table:table-cell office:value-type="string" table:style-name="ce1">
            <text:p>Pymnts</text:p>
          </table:table-cell>
          <table:table-cell office:value-type="date" office:date-value="2024-11-10T00:00:00" table:style-name="ce3">
            <text:p>11/10/24</text:p>
          </table:table-cell>
          <table:table-cell office:value-type="string" table:style-name="ce1">
            <text:p>Bitcoin Reaches Record $80K Following Trump Victor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tradingview.com/news/newsbtc:2b48d96d4094b:0-justin-drake-unveils-the-beam-chain-a-vision-for-ethereum-final-design/">https://www.tradingview.com/news/newsbtc:2b48d96d4094b:0-justin-drake-unveils-the-beam-chain-a-vision-for-ethereum-final-design/</text:a></text:p>
          </table:table-cell>
          <table:table-cell office:value-type="string" table:style-name="ce1">
            <text:p>TradingView</text:p>
          </table:table-cell>
          <table:table-cell office:value-type="date" office:date-value="2024-11-13T00:00:00" table:style-name="ce3">
            <text:p>11/13/24</text:p>
          </table:table-cell>
          <table:table-cell office:value-type="string" table:style-name="ce1">
            <text:p>Justin Drake Unveils ‘The Beam Chain’: A Vision For Ethereum Final Design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estislandblog.com/ethereum-researchers-propose-beam-chain-for-greater-scalability-and-security/</text:p>
          </table:table-cell>
          <table:table-cell office:value-type="string" table:style-name="ce1">
            <text:p>West Island Blog</text:p>
          </table:table-cell>
          <table:table-cell office:value-type="date" office:date-value="2024-11-14T00:00:00" table:style-name="ce3">
            <text:p>11/14/24</text:p>
          </table:table-cell>
          <table:table-cell office:value-type="string" table:style-name="ce1">
            <text:p>Ethereum Researchers Propose ‘Beam Chain’ for Greater Scalability and Security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headtopics.com/uk/bitcoin-doubles-in-value-trump-vows-to-make-the-us-the-62987550">https://headtopics.com/uk/bitcoin-doubles-in-value-trump-vows-to-make-the-us-the-62987550</text:a></text:p>
          </table:table-cell>
          <table:table-cell office:value-type="string" table:style-name="ce1">
            <text:p>Head Topics</text:p>
          </table:table-cell>
          <table:table-cell office:value-type="date" office:date-value="2024-12-06T00:00:00" table:style-name="ce3">
            <text:p>12/06/24</text:p>
          </table:table-cell>
          <table:table-cell office:value-type="string" table:style-name="ce1">
            <text:p>Bitcoin Doubles in Value, Trump Vows to Make the US the 'Crypto Capital of the Planet'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ews10.com/news/national/what-is-debanking-and-why-is-the-crypto-industry-upset/amp/">https://www.news10.com/news/national/what-is-debanking-and-why-is-the-crypto-industry-upset/amp/</text:a></text:p>
          </table:table-cell>
          <table:table-cell office:value-type="string" table:style-name="ce1">
            <text:p>News10 ABC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is ‘debanking,’ and why is the crypto industry upset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wbur.org/onpoint/2024/12/13/trump-crypto-election-bitcoin-policy">https://www.wbur.org/onpoint/2024/12/13/trump-crypto-election-bitcoin-policy</text:a></text:p>
          </table:table-cell>
          <table:table-cell office:value-type="string" table:style-name="ce1">
            <text:p>wbur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Trump’s crypto embrace means for the U.S.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video/bitcoin-behaving-even-riskier-asset-154500736.html</text:p>
          </table:table-cell>
          <table:table-cell office:value-type="string" table:style-name="ce1">
            <text:p>Yahoo Finance</text:p>
          </table:table-cell>
          <table:table-cell office:value-type="date" office:date-value="2025-02-04T00:00:00" table:style-name="ce3">
            <text:p>02/04/25</text:p>
          </table:table-cell>
          <table:table-cell office:value-type="string" table:style-name="ce1">
            <text:p>Bitcoin behaving like 'even riskier asset' on policy uncertain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ternationalaccountingbulletin.com/news/blockchain-technology-financial-auditing/</text:p>
          </table:table-cell>
          <table:table-cell office:value-type="string" table:style-name="ce1">
            <text:p>International Accounting Bulletin</text:p>
          </table:table-cell>
          <table:table-cell office:value-type="date" office:date-value="2025-02-10T00:00:00" table:style-name="ce3">
            <text:p>02/10/25</text:p>
          </table:table-cell>
          <table:table-cell office:value-type="string" table:style-name="ce1">
            <text:p>Blockchain technology can enhance financial auditing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phys.org/news/2025-02-blockchain-technology-benefits-industry.html">https://phys.org/news/2025-02-blockchain-technology-benefits-industry.html</text:a></text:p>
          </table:table-cell>
          <table:table-cell office:value-type="string" table:style-name="ce1">
            <text:p>Phys.org</text:p>
          </table:table-cell>
          <table:table-cell office:value-type="date" office:date-value="2025-02-19T00:00:00" table:style-name="ce3">
            <text:p>02/19/25</text:p>
          </table:table-cell>
          <table:table-cell office:value-type="string" table:style-name="ce1">
            <text:p>Blockchain technology could bring benefits to the auditing industry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5/03/04/business/dealbook/trump-crypto-reserve-what-we-know.html">https://www.nytimes.com/2025/03/04/business/dealbook/trump-crypto-reserve-what-we-know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5-03-04T00:00:00" table:style-name="ce3">
            <text:p>03/04/25</text:p>
          </table:table-cell>
          <table:table-cell office:value-type="string" table:style-name="ce1">
            <text:p>Trump’s Crypto Reserve Plan Raises Doubts. Here’s What We Know.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kuow.org/stories/4-things-to-know-about-trump-s-plan-for-a-crypto-strategic-reserve">https://www.kuow.org/stories/4-things-to-know-about-trump-s-plan-for-a-crypto-strategic-reserve</text:a></text:p>
          </table:table-cell>
          <table:table-cell office:value-type="string" table:style-name="ce1">
            <text:p>KUOW-NPR</text:p>
          </table:table-cell>
          <table:table-cell office:value-type="date" office:date-value="2025-03-04T00:00:00" table:style-name="ce3">
            <text:p>03/04/25</text:p>
          </table:table-cell>
          <table:table-cell office:value-type="string" table:style-name="ce1">
            <text:p>4 things to know about Trump's plan for a 'crypto strategic reserve'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lawfaremedia.org/article/lawfare-daily--carla-reyes-and-drew-hinkes-on-the-evolution-and-future-of-crypto-policy">https://www.lawfaremedia.org/article/lawfare-daily--carla-reyes-and-drew-hinkes-on-the-evolution-and-future-of-crypto-policy</text:a></text:p>
          </table:table-cell>
          <table:table-cell office:value-type="string" table:style-name="ce1">
            <text:p>Lawfare</text:p>
          </table:table-cell>
          <table:table-cell office:value-type="date" office:date-value="2025-03-11T00:00:00" table:style-name="ce3">
            <text:p>03/11/25</text:p>
          </table:table-cell>
          <table:table-cell office:value-type="string" table:style-name="ce1">
            <text:p>Carla Reyes and Drew Hinkes on the Evolution and Future of Crypto Policy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idfspokesperson.com/growth-in-bitcoin-and-stablecoin-adoption-could-accelerate-dedollarization/">https://idfspokesperson.com/growth-in-bitcoin-and-stablecoin-adoption-could-accelerate-dedollarization/</text:a></text:p>
          </table:table-cell>
          <table:table-cell office:value-type="string" table:style-name="ce1">
            <text:p>International Daily Finance</text:p>
          </table:table-cell>
          <table:table-cell office:value-type="date" office:date-value="2025-03-14T00:00:00" table:style-name="ce3">
            <text:p>03/14/25</text:p>
          </table:table-cell>
          <table:table-cell office:value-type="string" table:style-name="ce1">
            <text:p>Growth in Bitcoin and stablecoin adoption could accelerate dedollariz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n.com/2025/03/20/business/crypto-industry-future/index.html</text:p>
          </table:table-cell>
          <table:table-cell office:value-type="string" table:style-name="ce1">
            <text:p>CNN</text:p>
          </table:table-cell>
          <table:table-cell office:value-type="date" office:date-value="2025-03-20T00:00:00" table:style-name="ce3">
            <text:p>03/20/25</text:p>
          </table:table-cell>
          <table:table-cell office:value-type="string" table:style-name="ce1">
            <text:p>The crypto industry is advancing. (Just don’t ask it where it’s going.)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finance.yahoo.com/news/invested-1k-cryptos-included-us-140255428.html">https://finance.yahoo.com/news/invested-1k-cryptos-included-us-140255428.html</text:a></text:p>
          </table:table-cell>
          <table:table-cell office:value-type="string" table:style-name="ce1">
            <text:p>Yahoo Finance</text:p>
          </table:table-cell>
          <table:table-cell office:value-type="date" office:date-value="2025-03-28T00:00:00" table:style-name="ce3">
            <text:p>03/28/25</text:p>
          </table:table-cell>
          <table:table-cell office:value-type="string" table:style-name="ce1">
            <text:p>If You Invested $1K in the Cryptos Included in the US Reserve 5 Years Ago, Here’s How Much You’d Have Toda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sc.news/post/oasis-network-rose-token-analysis">https://bsc.news/post/oasis-network-rose-token-analysis<text:s/></text:a></text:p>
          </table:table-cell>
          <table:table-cell office:value-type="string" table:style-name="ce1">
            <text:p>BSC News</text:p>
          </table:table-cell>
          <table:table-cell office:value-type="date" office:date-value="2025-04-02T00:00:00" table:style-name="ce3">
            <text:p>04/02/25</text:p>
          </table:table-cell>
          <table:table-cell office:value-type="string" table:style-name="ce1">
            <text:p>Oasis Network and the ROSE Token: Understanding the Privacy-First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dlnews.com/articles/defi/researchers-propose-new-restaking-method-to-boost-sector/</text:p>
          </table:table-cell>
          <table:table-cell office:value-type="string" table:style-name="ce1">
            <text:p>DLNews</text:p>
          </table:table-cell>
          <table:table-cell office:value-type="date" office:date-value="2025-04-11T00:00:00" table:style-name="ce3">
            <text:p>04/11/25</text:p>
          </table:table-cell>
          <table:table-cell office:value-type="string" table:style-name="ce1">
            <text:p>Researchers propose new restaking method to supercharge $15bn sector</text:p>
          </table:table-cell>
          <table:table-cell office:value-type="string" table:style-name="ce1">
            <text:p>eyal, bar-zu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straitstimes.com/world/united-states/the-trump-family-is-going-all-in-on-crypto-projects-from-bitcoin-mining-to-stablecoins">https://www.straitstimes.com/world/united-states/the-trump-family-is-going-all-in-on-crypto-projects-from-bitcoin-mining-to-stablecoins</text:a></text:p>
          </table:table-cell>
          <table:table-cell office:value-type="string" table:style-name="ce1">
            <text:p>The Straits Times</text:p>
          </table:table-cell>
          <table:table-cell office:value-type="date" office:date-value="2025-04-13T00:00:00" table:style-name="ce3">
            <text:p>04/13/25</text:p>
          </table:table-cell>
          <table:table-cell office:value-type="string" table:style-name="ce1">
            <text:p>The Trump family is going all in on crypto projects, from Bitcoin mining to Stablecoi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oindesk.com/news-analysis/2025/04/19/unpacking-the-dojs-crypto-enforcement-memo">https://www.coindesk.com/news-analysis/2025/04/19/unpacking-the-dojs-crypto-enforcement-memo</text:a></text:p>
          </table:table-cell>
          <table:table-cell office:value-type="string" table:style-name="ce1">
            <text:p>CoinDesk</text:p>
          </table:table-cell>
          <table:table-cell office:value-type="date" office:date-value="2025-04-19T00:00:00" table:style-name="ce3">
            <text:p>04/19/25</text:p>
          </table:table-cell>
          <table:table-cell office:value-type="string" table:style-name="ce1">
            <text:p>Unpacking the DOJ's Crypto Enforcement Mem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news.berkeley.edu/2025/04/28/six-uc-berkeley-faculty-elected-to-the-american-academy-of-arts-and-sciences/</text:p>
          </table:table-cell>
          <table:table-cell office:value-type="string" table:style-name="ce1">
            <text:p>UC Berkeley News</text:p>
          </table:table-cell>
          <table:table-cell office:value-type="date" office:date-value="2025-04-28T00:00:00" table:style-name="ce3">
            <text:p>04/28/25</text:p>
          </table:table-cell>
          <table:table-cell office:value-type="string" table:style-name="ce1">
            <text:p>Six UC Berkeley faculty elected to the American Academy of Arts and Science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.news/exclusive-oasis-protocol-unveils-verifiable-ai-agents-for-crypto-trading/">https://crypto.news/exclusive-oasis-protocol-unveils-verifiable-ai-agents-for-crypto-trading/</text:a></text:p>
          </table:table-cell>
          <table:table-cell office:value-type="string" table:style-name="ce1">
            <text:p>crypto.news</text:p>
          </table:table-cell>
          <table:table-cell office:value-type="date" office:date-value="2025-04-29T00:00:00" table:style-name="ce3">
            <text:p>04/29/25</text:p>
          </table:table-cell>
          <table:table-cell office:value-type="string" table:style-name="ce1">
            <text:p>Exclusive: Oasis Protocol unveils verifiable AI agents for crypto trad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forbes.com/sites/jasonbrett/2025/04/30/ava-labs-student-projects-shine-at-cornell-crypto-conference/">https://www.forbes.com/sites/jasonbrett/2025/04/30/ava-labs-student-projects-shine-at-cornell-crypto-conference/</text:a></text:p>
          </table:table-cell>
          <table:table-cell office:value-type="string" table:style-name="ce1">
            <text:p>Forbes</text:p>
          </table:table-cell>
          <table:table-cell office:value-type="date" office:date-value="2025-04-30T00:00:00" table:style-name="ce3">
            <text:p>04/30/25</text:p>
          </table:table-cell>
          <table:table-cell office:value-type="string" table:style-name="ce1">
            <text:p>Ava Labs, Student Projects Shine At Cornell Crypto Conference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5/05/06/opinion/trump-family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5-05-06T00:00:00" table:style-name="ce3">
            <text:p>05/06/25</text:p>
          </table:table-cell>
          <table:table-cell office:value-type="string" table:style-name="ce1">
            <text:p>Who’s the Greatest Grifter of Them All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oinfomania.com/web3-summit-2025-in-berlin-to-unite-global-blockchain-innovators-at-funkhaus/">https://coinfomania.com/web3-summit-2025-in-berlin-to-unite-global-blockchain-innovators-at-funkhaus/</text:a></text:p>
          </table:table-cell>
          <table:table-cell office:value-type="string" table:style-name="ce1">
            <text:p>Coinfomania.com</text:p>
          </table:table-cell>
          <table:table-cell office:value-type="date" office:date-value="2025-05-26T00:00:00" table:style-name="ce3">
            <text:p>05/26/25</text:p>
          </table:table-cell>
          <table:table-cell office:value-type="string" table:style-name="ce1">
            <text:p>Web3 Summit 2025 in Berlin to Unite Global Blockchain Innovators at Funkhau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hackernoon.com/zero-knowledge-zero-limits-the-vision-behind-aleos-new-blockchain-paradigm">https://hackernoon.com/zero-knowledge-zero-limits-the-vision-behind-aleos-new-blockchain-paradigm</text:a></text:p>
          </table:table-cell>
          <table:table-cell office:value-type="string" table:style-name="ce1">
            <text:p>Hackernoon</text:p>
          </table:table-cell>
          <table:table-cell office:value-type="date" office:date-value="2025-05-27T00:00:00" table:style-name="ce3">
            <text:p>05/27/25</text:p>
          </table:table-cell>
          <table:table-cell office:value-type="string" table:style-name="ce1">
            <text:p>Zero-Knowledge, Zero Limits: The Vision Behind Aleo's New Blockchain Paradig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oindesk.com/opinion/2025/06/02/we-cant-regulate-our-way-to-crypto-leadership-we-still-need-science">https://www.coindesk.com/opinion/2025/06/02/we-cant-regulate-our-way-to-crypto-leadership-we-still-need-science</text:a></text:p>
          </table:table-cell>
          <table:table-cell office:value-type="string" table:style-name="ce1">
            <text:p>Coindesk</text:p>
          </table:table-cell>
          <table:table-cell office:value-type="date" office:date-value="2025-06-02T00:00:00" table:style-name="ce3">
            <text:p>06/02/25</text:p>
          </table:table-cell>
          <table:table-cell office:value-type="string" table:style-name="ce1">
            <text:p>We Can’t Regulate Our Way to Crypto Leadership. We Still Need Science</text:p>
          </table:table-cell>
          <table:table-cell office:value-type="string" table:style-name="ce1">
            <text:p>juels, miller, fanti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theblock.co/post/357842/cornell-tech-debuts-liquifaction-working-use-case-to-let-users-borrow-nfts-without-ownership">https://www.theblock.co/post/357842/cornell-tech-debuts-liquifaction-working-use-case-to-let-users-borrow-nfts-without-ownership</text:a></text:p>
          </table:table-cell>
          <table:table-cell office:value-type="string" table:style-name="ce1">
            <text:p>The Block</text:p>
          </table:table-cell>
          <table:table-cell office:value-type="date" office:date-value="2025-06-11T00:00:00" table:style-name="ce3">
            <text:p>06/11/25</text:p>
          </table:table-cell>
          <table:table-cell office:value-type="string" table:style-name="ce1">
            <text:p>Cornell Tech debuts Liquefaction working use case to let users borrow tokens without ownership</text:p>
          </table:table-cell>
          <table:table-cell office:value-type="string" table:style-name="ce1">
            <text:p>austgen, juels, IC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ornellsun.com/article/2025/06/research-matters-inside-cornell-s-media-campaign-amid-federal-stop-work-orders-funding-cuts">https://www.cornellsun.com/article/2025/06/research-matters-inside-cornell-s-media-campaign-amid-federal-stop-work-orders-funding-cuts</text:a></text:p>
          </table:table-cell>
          <table:table-cell office:value-type="string" table:style-name="ce1">
            <text:p>The Cornell Daily Sun</text:p>
          </table:table-cell>
          <table:table-cell office:value-type="date" office:date-value="2025-06-17T00:00:00" table:style-name="ce3">
            <text:p>06/17/25</text:p>
          </table:table-cell>
          <table:table-cell office:value-type="string" table:style-name="ce1">
            <text:p>‘Research Matters’: Inside Cornell’s Media Campaign Amid Federal Stop-Work Orders, Funding Cu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bloomberg.com/news/articles/2025-07-17/crypto-market-gets-major-win-as-congress-passes-stablecoin-bill?srnd=undefined">https://www.bloomberg.com/news/articles/2025-07-17/crypto-market-gets-major-win-as-congress-passes-stablecoin-bill?srnd=undefined</text:a></text:p>
          </table:table-cell>
          <table:table-cell office:value-type="string" table:style-name="ce1">
            <text:p>Bloomberg</text:p>
          </table:table-cell>
          <table:table-cell office:value-type="date" office:date-value="2025-07-17T00:00:00" table:style-name="ce3">
            <text:p>07/17/25</text:p>
          </table:table-cell>
          <table:table-cell office:value-type="string" table:style-name="ce1">
            <text:p>Crypto Market Gets Major Win as Congress Passes Stablecoin Bi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5">
            <text:p><text:a xlink:href="https://www.cnbctv18.com/market/cryptocurrency/genius-act-stablecoins-legalisation-cryptocurrencies-eswar-prasad-19644875.htm">https://www.cnbctv18.com/market/cryptocurrency/genius-act-stablecoins-legalisation-cryptocurrencies-eswar-prasad-19644875.htm</text:a></text:p>
          </table:table-cell>
          <table:table-cell office:value-type="string" table:style-name="ce1">
            <text:p>CNBC TV18</text:p>
          </table:table-cell>
          <table:table-cell office:value-type="date" office:date-value="2025-07-27T00:00:00" table:style-name="ce3">
            <text:p>07/27/25</text:p>
          </table:table-cell>
          <table:table-cell office:value-type="string" table:style-name="ce1">
            <text:p>The Genius Act gives legitimacy boost to stablecoins, says Cornell's Eswar Prasad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news.bloomberglaw.com/business-and-practice/cornell-professor-says-ai-agents-spell-trouble-bloomberg-crypto">https://news.bloomberglaw.com/business-and-practice/cornell-professor-says-ai-agents-spell-trouble-bloomberg-crypto</text:a></text:p>
          </table:table-cell>
          <table:table-cell office:value-type="string" table:style-name="ce1">
            <text:p>Bloomberg Law</text:p>
          </table:table-cell>
          <table:table-cell office:value-type="date" office:date-value="2025-07-29T00:00:00" table:style-name="ce3">
            <text:p>07/29/25</text:p>
          </table:table-cell>
          <table:table-cell office:value-type="string" table:style-name="ce1">
            <text:p>Cornell Professor Says AI Agents Spell Trouble: Bloomberg Crypt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number-rows-repeated="1046693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925</meta:generator>
    <dc:creator>Oana Gherman</dc:creator>
    <dc:date>2025-08-01T02:56:12Z</dc:date>
    <meta:editing-cycles>129</meta:editing-cycles>
    <meta:editing-duration>PT11400S</meta:editing-duration>
  </office:meta>
</office:document-meta>
</file>